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202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183cm"/>
    </style:style>
    <style:style style:name="gr5" style:family="graphic" style:parent-style-name="standard">
      <style:graphic-properties draw:stroke="none" svg:stroke-color="#000000" draw:fill="none" draw:fill-color="#ffffff" fo:min-height="4cm"/>
    </style:style>
    <style:style style:name="gr6" style:family="graphic" style:parent-style-name="standard">
      <style:graphic-properties draw:stroke="none" svg:stroke-color="#000000" draw:fill="none" draw:fill-color="#ffffff" fo:min-height="4.714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3.432cm"/>
    </style:style>
    <style:style style:name="gr9" style:family="graphic" style:parent-style-name="standard">
      <style:graphic-properties draw:stroke="none" svg:stroke-color="#000000" draw:fill="none" draw:fill-color="#ffffff" fo:min-height="6.75cm"/>
    </style:style>
    <style:style style:name="gr10" style:family="graphic" style:parent-style-name="standard">
      <style:graphic-properties draw:stroke="none" svg:stroke-color="#000000" draw:fill="none" draw:fill-color="#ffffff" fo:min-height="3.394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9.836cm"/>
    </style:style>
    <style:style style:name="gr13" style:family="graphic" style:parent-style-name="standard">
      <style:graphic-properties draw:stroke="none" svg:stroke-color="#000000" draw:fill="none" draw:fill-color="#ffffff" fo:min-height="3.25cm"/>
    </style:style>
    <style:style style:name="gr14" style:family="graphic" style:parent-style-name="standard">
      <style:graphic-properties draw:stroke="none" svg:stroke-color="#000000" draw:fill="none" draw:fill-color="#ffffff" fo:min-height="4.25cm"/>
    </style:style>
    <style:style style:name="gr15" style:family="graphic" style:parent-style-name="standard">
      <style:graphic-properties draw:stroke="none" svg:stroke-color="#000000" draw:fill="none" draw:fill-color="#ffffff" fo:min-height="3.75cm"/>
    </style:style>
    <style:style style:name="gr16" style:family="graphic" style:parent-style-name="standard">
      <style:graphic-properties draw:stroke="none" svg:stroke-color="#000000" draw:fill="none" draw:fill-color="#ffffff" fo:min-height="4.75cm"/>
    </style:style>
    <style:style style:name="gr17" style:family="graphic" style:parent-style-name="standard">
      <style:graphic-properties draw:stroke="none" svg:stroke-color="#000000" draw:fill="none" draw:fill-color="#ffffff" fo:min-height="7.747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4pt" fo:font-weight="bold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10.5pt" style:font-size-asian="18pt" style:font-size-complex="18pt"/>
    </style:style>
    <style:style style:name="P7" style:family="paragraph">
      <style:paragraph-properties fo:margin-left="0cm" fo:margin-right="0cm" fo:text-indent="0cm"/>
      <style:text-properties fo:font-size="14pt" fo:font-weight="bold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.5pt" style:font-size-asian="18pt" style:font-size-complex="18pt"/>
    </style:style>
    <style:style style:name="T4" style:family="text">
      <style:text-properties fo:font-size="14pt" fo:font-weight="bold"/>
    </style:style>
    <style:style style:name="T5" style:family="text">
      <style:text-properties fo:font-size="10.5pt"/>
    </style:style>
    <style:style style:name="T6" style:family="text">
      <style:text-properties fo:font-size="12pt"/>
    </style:style>
    <style:style style:name="T7" style:family="text">
      <style:text-properties fo:font-size="10pt"/>
    </style:style>
    <style:style style:name="T8" style:family="text">
      <style:text-properties fo:font-size="12pt" fo:font-style="normal" fo:font-weight="normal"/>
    </style:style>
    <style:style style:name="T9" style:family="text">
      <style:text-properties fo:font-size="10.5pt" fo:font-weight="normal"/>
    </style:style>
    <style:style style:name="T10" style:family="text">
      <style:text-properties fo:font-size="10.5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5.559cm" svg:height="5cm" svg:x="1.559cm" svg:y="2.691cm">
          <text:p/>
        </draw:rect>
        <draw:frame draw:style-name="gr2" draw:text-style-name="P3" draw:layer="layout" svg:width="5.5cm" svg:height="1.452cm" svg:x="1.559cm" svg:y="2.691cm">
          <draw:text-box>
            <text:p text:style-name="P2"><text:span text:style-name="T1">Program</text:span></text:p>
          </draw:text-box>
        </draw:frame>
        <draw:line draw:style-name="gr3" draw:text-style-name="P4" draw:layer="layout" svg:x1="1.559cm" svg:y1="3.691cm" svg:x2="6.559cm" svg:y2="3.691cm">
          <text:p/>
        </draw:line>
        <draw:frame draw:style-name="gr4" draw:text-style-name="P5" draw:layer="layout" svg:width="5.559cm" svg:height="1.433cm" svg:x="1.559cm" svg:y="3.691cm">
          <draw:text-box>
            <text:p text:style-name="P2"><text:span text:style-name="T2">int _length</text:span></text:p>
            <text:p text:style-name="P2"><text:span text:style-name="T2">Node * _head</text:span></text:p>
            <text:p text:style-name="P2"><text:span text:style-name="T2">list &lt;Function&gt; myfunc;</text:span></text:p>
          </draw:text-box>
        </draw:frame>
        <draw:line draw:style-name="gr3" draw:text-style-name="P4" draw:layer="layout" svg:x1="1.559cm" svg:y1="5.191cm" svg:x2="6.559cm" svg:y2="5.191cm">
          <text:p/>
        </draw:line>
        <draw:frame draw:style-name="gr5" draw:text-style-name="P6" draw:layer="layout" svg:width="6.059cm" svg:height="4.25cm" svg:x="1.659cm" svg:y="5.191cm">
          <draw:text-box>
            <text:p text:style-name="P2"><text:span text:style-name="T3">+Program()</text:span></text:p>
            <text:p text:style-name="P2"><text:span text:style-name="T3">+Program(Program const&amp;)</text:span></text:p>
            <text:p text:style-name="P2"><text:span text:style-name="T3">+Program (FILE * )</text:span></text:p>
            <text:p text:style-name="P2"><text:span text:style-name="T3">+~Program()</text:span></text:p>
            <text:p text:style-name="P2"><text:span text:style-name="T3">...</text:span></text:p>
          </draw:text-box>
        </draw:frame>
        <draw:rect draw:style-name="gr1" draw:text-style-name="P4" draw:layer="layout" svg:width="4.5cm" svg:height="4.991cm" svg:x="8.6cm" svg:y="2.7cm">
          <text:p/>
        </draw:rect>
        <draw:frame draw:style-name="gr6" draw:text-style-name="P2" xml:id="id1" draw:id="id1" draw:layer="layout" svg:width="4.5cm" svg:height="5.216cm" svg:x="8.659cm" svg:y="2.527cm">
          <draw:text-box>
            <text:p text:style-name="P2"><text:span text:style-name="T4">Node</text:span></text:p>
            <text:p text:style-name="P2"/>
            <text:p text:style-name="P2"><text:span text:style-name="T5">Node * _next</text:span></text:p>
            <text:p text:style-name="P2"><text:span text:style-name="T5">Line * _content</text:span></text:p>
            <text:p text:style-name="P2"><text:span text:style-name="T5"/></text:p>
            <text:p text:style-name="P2"><text:span text:style-name="T5">+Node(Line * content)</text:span></text:p>
            <text:p text:style-name="P2"><text:span text:style-name="T5">+~Node()</text:span></text:p>
            <text:p text:style-name="P2"><text:span text:style-name="T5">+Node * getnext()</text:span></text:p>
            <text:p text:style-name="P2"><text:span text:style-name="T5">+void setNext(Node *r)</text:span></text:p>
            <text:p text:style-name="P2"><text:span text:style-name="T5">+Line * getLine()</text:span></text:p>
            <text:p text:style-name="P2"><text:span text:style-name="T5">+void setLine(Line * )</text:span></text:p>
          </draw:text-box>
        </draw:frame>
        <draw:line draw:style-name="gr3" draw:text-style-name="P4" draw:layer="layout" svg:x1="8.6cm" svg:y1="3.7cm" svg:x2="13.1cm" svg:y2="3.7cm">
          <text:p/>
        </draw:line>
        <draw:line draw:style-name="gr3" draw:text-style-name="P4" draw:layer="layout" svg:x1="8.659cm" svg:y1="5.1cm" svg:x2="13.159cm" svg:y2="5.1cm">
          <text:p/>
        </draw:line>
        <draw:line draw:style-name="gr3" draw:text-style-name="P4" draw:layer="layout" svg:x1="8.129cm" svg:y1="5.091cm" svg:x2="8.629cm" svg:y2="5.091cm">
          <text:p/>
        </draw:line>
        <draw:connector draw:style-name="gr3" draw:text-style-name="P4" draw:layer="layout" svg:x1="13.159cm" svg:y1="5.135cm" svg:x2="13.159cm" svg:y2="5.135cm" draw:start-shape="id1" draw:end-shape="id1" svg:d="">
          <text:p/>
        </draw:connector>
        <draw:custom-shape draw:style-name="gr7" draw:text-style-name="P4" draw:layer="layout" svg:width="1cm" svg:height="1cm" svg:x="7.118cm" svg:y="4.5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xml:id="id6" draw:id="id6" draw:layer="layout" svg:width="1cm" svg:height="0.5cm" svg:x="9.6cm" svg:y="2.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4" draw:layer="layout" svg:width="5.5cm" svg:height="5cm" svg:x="14.659cm" svg:y="2.7cm">
          <text:p/>
        </draw:rect>
        <draw:frame draw:style-name="gr8" draw:text-style-name="P2" xml:id="id4" draw:id="id4" draw:layer="layout" svg:width="5.5cm" svg:height="5.072cm" svg:x="14.659cm" svg:y="2.7cm">
          <draw:text-box>
            <text:p text:style-name="P2"><text:span text:style-name="T4">Line </text:span><text:s text:c="2"/><text:tab/><text:span text:style-name="T6">Abstract</text:span></text:p>
            <text:p text:style-name="P2"><text:span text:style-name="T5"/></text:p>
            <text:p text:style-name="P2"><text:span text:style-name="T5">string _line</text:span></text:p>
            <text:p text:style-name="P2"><text:span text:style-name="T5"/></text:p>
            <text:p text:style-name="P2"><text:span text:style-name="T5">+virtual ~Line() </text:span></text:p>
            <text:p text:style-name="P2"><text:span text:style-name="T5">+virtual string getContent()</text:span></text:p>
            <text:p text:style-name="P2"><text:span text:style-name="T5">+virtual void setContent(string)</text:span></text:p>
            <text:p text:style-name="P2"><text:span text:style-name="T5">+virtual t_Line typeLine()</text:span></text:p>
            <text:p text:style-name="P2"><text:span text:style-name="T5">+virtual string toString()</text:span></text:p>
            <text:p text:style-name="P2"><text:span text:style-name="T5">+virtual t_Inst <text:s/>getType()</text:span></text:p>
            <text:p text:style-name="P2"><text:span text:style-name="T5"/></text:p>
          </draw:text-box>
        </draw:frame>
        <draw:line draw:style-name="gr3" draw:text-style-name="P4" draw:layer="layout" svg:x1="14.659cm" svg:y1="3.7cm" svg:x2="20.159cm" svg:y2="3.7cm">
          <text:p/>
        </draw:line>
        <draw:line draw:style-name="gr3" draw:text-style-name="P4" draw:layer="layout" svg:x1="14.659cm" svg:y1="4.7cm" svg:x2="20.159cm" svg:y2="4.7cm">
          <text:p/>
        </draw:line>
        <draw:custom-shape draw:style-name="gr7" draw:text-style-name="P4" xml:id="id5" draw:id="id5" draw:layer="layout" svg:width="1cm" svg:height="0.5cm" svg:x="13.159cm" svg:y="4.9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4" draw:layer="layout" svg:width="5.5cm" svg:height="7.412cm" svg:x="8.262cm" svg:y="9.491cm">
          <text:p/>
        </draw:rect>
        <draw:frame draw:style-name="gr9" draw:text-style-name="P2" draw:layer="layout" svg:width="5.5cm" svg:height="7cm" svg:x="8.359cm" svg:y="9.491cm">
          <draw:text-box>
            <text:p text:style-name="P2"><text:span text:style-name="T4">Directive</text:span></text:p>
            <text:p text:style-name="P2"><text:span text:style-name="T5"/></text:p>
            <text:p text:style-name="P2"><text:span text:style-name="T5">string</text:span><text:span text:style-name="T5"><text:tab/></text:span><text:span text:style-name="T5">_dir </text:span></text:p>
            <text:p text:style-name="P2"><text:span text:style-name="T5">string</text:span><text:span text:style-name="T5"><text:tab/></text:span><text:span text:style-name="T5">_value </text:span></text:p>
            <text:p text:style-name="P2"><text:span text:style-name="T5">bool</text:span><text:span text:style-name="T5"><text:tab/></text:span><text:span text:style-name="T5">_isfunction </text:span></text:p>
            <text:p text:style-name="P2"><text:span text:style-name="T5"/></text:p>
            <text:p text:style-name="P2"><text:span text:style-name="T5">+Directive(string)</text:span></text:p>
            <text:p text:style-name="P2"><text:span text:style-name="T5">+Directive(string,string)</text:span></text:p>
            <text:p text:style-name="P2"><text:span text:style-name="T5">+Directive(string,string,bool)</text:span></text:p>
            <text:p text:style-name="P2"><text:span text:style-name="T5">+virtual ~Directive() </text:span></text:p>
            <text:p text:style-name="P2"><text:span text:style-name="T5">+virtual string getContent()</text:span></text:p>
            <text:p text:style-name="P2"><text:span text:style-name="T5">+virtual void setContent(string)</text:span></text:p>
            <text:p text:style-name="P2"><text:span text:style-name="T5">+virtual t_Line typeLine()</text:span></text:p>
            <text:p text:style-name="P2"><text:span text:style-name="T5">+virtual string toString()</text:span></text:p>
            <text:p text:style-name="P2"><text:span text:style-name="T5">+bool isFunction()</text:span></text:p>
            <text:p text:style-name="P2"><text:span text:style-name="T5">+virtual t_Inst <text:s/>getType()</text:span></text:p>
          </draw:text-box>
        </draw:frame>
        <draw:rect draw:style-name="gr1" draw:text-style-name="P4" draw:layer="layout" svg:width="5.5cm" svg:height="5cm" svg:x="1.759cm" svg:y="9.491cm">
          <text:p/>
        </draw:rect>
        <draw:frame draw:style-name="gr10" draw:text-style-name="P2" draw:layer="layout" svg:width="5.042cm" svg:height="4.568cm" svg:x="2.117cm" svg:y="9.43cm">
          <draw:text-box>
            <text:p text:style-name="P2"><text:span text:style-name="T4">Label</text:span></text:p>
            <text:p text:style-name="P2"><text:span text:style-name="T6"/></text:p>
            <text:p text:style-name="P2"><text:span text:style-name="T5">+Label(string)</text:span></text:p>
            <text:p text:style-name="P2"><text:span text:style-name="T5">+virtual ~Label() </text:span></text:p>
            <text:p text:style-name="P2"><text:span text:style-name="T5">+virtual string getContent()</text:span></text:p>
            <text:p text:style-name="P2"><text:span text:style-name="T5">+virtual void setContent(string)</text:span></text:p>
            <text:p text:style-name="P2"><text:span text:style-name="T5">+virtual t_Line typeLine()</text:span></text:p>
            <text:p text:style-name="P2"><text:span text:style-name="T5">+virtual string toString()</text:span></text:p>
            <text:p text:style-name="P2"><text:span text:style-name="T5">+virtual t_Inst <text:s/>getType()</text:span></text:p>
          </draw:text-box>
        </draw:frame>
        <draw:line draw:style-name="gr3" draw:text-style-name="P4" draw:layer="layout" svg:x1="1.759cm" svg:y1="10.191cm" svg:x2="7.259cm" svg:y2="10.191cm">
          <text:p/>
        </draw:line>
        <draw:line draw:style-name="gr3" draw:text-style-name="P4" draw:layer="layout" svg:x1="8.262cm" svg:y1="10.491cm" svg:x2="13.762cm" svg:y2="10.491cm">
          <text:p/>
        </draw:line>
        <draw:line draw:style-name="gr11" draw:text-style-name="P4" draw:layer="layout" svg:x1="6.757cm" svg:y1="9.491cm" svg:x2="15.659cm" svg:y2="7.691cm">
          <text:p/>
        </draw:line>
        <draw:line draw:style-name="gr11" draw:text-style-name="P4" draw:layer="layout" svg:x1="13.021cm" svg:y1="9.491cm" svg:x2="16.6cm" svg:y2="7.691cm">
          <text:p/>
        </draw:line>
        <draw:rect draw:style-name="gr1" draw:text-style-name="P4" draw:layer="layout" svg:width="6.5cm" svg:height="16.5cm" svg:x="21.959cm" svg:y="1.691cm">
          <text:p/>
        </draw:rect>
        <draw:frame draw:style-name="gr12" draw:text-style-name="P2" draw:layer="layout" svg:width="6.5cm" svg:height="20.086cm" svg:x="22.259cm" svg:y="1.891cm">
          <draw:text-box>
            <text:p text:style-name="P2"><text:span text:style-name="T4">Instruction</text:span></text:p>
            <text:p text:style-name="P2"><text:span text:style-name="T4"/></text:p>
            <text:p text:style-name="P2"><text:span text:style-name="T7">t_Operator _op</text:span></text:p>
            <text:p text:style-name="P2"><text:span text:style-name="T7">t_Format _format</text:span></text:p>
            <text:p text:style-name="P2"><text:span text:style-name="T7">t_Inst _type</text:span></text:p>
            <text:p text:style-name="P2"><text:span text:style-name="T7">Operand *_op1</text:span></text:p>
            <text:p text:style-name="P2"><text:span text:style-name="T7">Operand *_op2</text:span></text:p>
            <text:p text:style-name="P2"><text:span text:style-name="T7">Operand *_op3</text:span></text:p>
            <text:p text:style-name="P2"><text:span text:style-name="T7">int _nbrOper</text:span></text:p>
            <text:p text:style-name="P2"><text:span text:style-name="T7"/></text:p>
            <text:p text:style-name="P2"><text:span text:style-name="T7">+Instruction(string, t_Operator, t_Format, t_Inst, Operand *, Operand *, Operand *)</text:span></text:p>
            <text:p text:style-name="P2"><text:span text:style-name="T7">+virtual ~Instruction()</text:span></text:p>
            <text:p text:style-name="P2"><text:span text:style-name="T7">+Operand* getOp1()</text:span></text:p>
            <text:p text:style-name="P2"><text:span text:style-name="T7">+void setOp1(Operand *)</text:span></text:p>
            <text:p text:style-name="P2"><text:span text:style-name="T7">+Operand* getOp2()</text:span></text:p>
            <text:p text:style-name="P2"><text:span text:style-name="T7">+void setOp2(Operand *)</text:span></text:p>
            <text:p text:style-name="P2"><text:span text:style-name="T7">+Operand* getOp3()</text:span></text:p>
            <text:p text:style-name="P2"><text:span text:style-name="T7">+void setOp3(Operand *)</text:span></text:p>
            <text:p text:style-name="P2"><text:span text:style-name="T7">+t_Operator getOPcode()</text:span></text:p>
            <text:p text:style-name="P2"><text:span text:style-name="T7">+string stringOPcode()</text:span></text:p>
            <text:p text:style-name="P2"><text:span text:style-name="T7">+void setOPcode(t_Operator)</text:span></text:p>
            <text:p text:style-name="P2"><text:span text:style-name="T7">+t_Format getFormat()</text:span><text:span text:style-name="T7"><text:tab/></text:span></text:p>
            <text:p text:style-name="P2"><text:span text:style-name="T7">+t_Inst <text:s/>getType()</text:span></text:p>
            <text:p text:style-name="P2"><text:span text:style-name="T7">+virtual t_Line typeLine()</text:span><text:span text:style-name="T7"><text:tab/></text:span></text:p>
            <text:p text:style-name="P2"><text:span text:style-name="T7">+virtual string toString()</text:span><text:span text:style-name="T7"><text:tab/></text:span></text:p>
            <text:p text:style-name="P2"><text:span text:style-name="T7">+virtual string getContent()</text:span></text:p>
            <text:p text:style-name="P2"><text:span text:style-name="T7">+void setContent(string)</text:span></text:p>
            <text:p text:style-name="P2"><text:span text:style-name="T7">+string stringForm()</text:span></text:p>
            <text:p text:style-name="P2"><text:span text:style-name="T7">+string stringType()</text:span></text:p>
            <text:p text:style-name="P2"><text:span text:style-name="T7">+t_Dep is_dependant(Instruction)</text:span></text:p>
            <text:p text:style-name="P2"><text:span text:style-name="T7">+bool is_dep_RAW(Instruction)</text:span></text:p>
            <text:p text:style-name="P2"><text:span text:style-name="T7">+bool is_dep_WAR(Instruction)</text:span></text:p>
            <text:p text:style-name="P2"><text:span text:style-name="T7">+bool is_dep_WAW(Instruction</text:span></text:p>
            <text:p text:style-name="P2"><text:span text:style-name="T7">+int getNumberOper()</text:span></text:p>
            <text:p text:style-name="P2"><text:span text:style-name="T7">+void setNumberOper(int)</text:span></text:p>
            <text:p text:style-name="P2"><text:span text:style-name="T7">+Operand * getRegDst()</text:span></text:p>
            <text:p text:style-name="P2"><text:span text:style-name="T7">+Operand * getRegSrc1()</text:span></text:p>
            <text:p text:style-name="P2"><text:span text:style-name="T7">+Operand * getRegSrc2())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draw:line draw:style-name="gr11" draw:text-style-name="P4" draw:layer="layout" svg:x1="21.959cm" svg:y1="9.191cm" svg:x2="18.659cm" svg:y2="7.691cm">
          <text:p/>
        </draw:line>
        <draw:line draw:style-name="gr3" draw:text-style-name="P4" draw:layer="layout" svg:x1="21.959cm" svg:y1="2.691cm" svg:x2="28.459cm" svg:y2="2.691cm">
          <text:p/>
        </draw:line>
        <draw:line draw:style-name="gr3" draw:text-style-name="P4" draw:layer="layout" svg:x1="21.959cm" svg:y1="6.191cm" svg:x2="28.459cm" svg:y2="6.191cm">
          <text:p/>
        </draw:line>
        <draw:rect draw:style-name="gr1" draw:text-style-name="P4" xml:id="id2" draw:id="id2" draw:layer="layout" svg:width="5cm" svg:height="5.25cm" svg:x="15.159cm" svg:y="11.441cm">
          <text:p/>
        </draw:rect>
        <draw:frame draw:style-name="gr13" draw:text-style-name="P7" draw:layer="layout" svg:width="5.5cm" svg:height="4.649cm" svg:x="15.159cm" svg:y="11.691cm">
          <draw:text-box>
            <text:p text:style-name="P2"><text:span text:style-name="T4">Operand <text:s text:c="3"/></text:span><text:span text:style-name="T8">Abstract</text:span></text:p>
            <text:p text:style-name="P2"><text:span text:style-name="T4"/></text:p>
            <text:p text:style-name="P2"><text:span text:style-name="T9">string _oper</text:span></text:p>
            <text:p text:style-name="P2"><text:span text:style-name="T9"/></text:p>
            <text:p text:style-name="P2"><text:span text:style-name="T9">+virtual ~Operand()</text:span></text:p>
            <text:p text:style-name="P2"><text:span text:style-name="T9">+virtual string getOp()</text:span></text:p>
            <text:p text:style-name="P2"><text:span text:style-name="T9">+virtual void setOp(string)</text:span></text:p>
            <text:p text:style-name="P2"><text:span text:style-name="T9">+virtual <text:s/>t_OpType getOptype()</text:span></text:p>
            <text:p text:style-name="P2"><text:span text:style-name="T9">+virtual string toString()</text:span></text:p>
          </draw:text-box>
        </draw:frame>
        <draw:line draw:style-name="gr3" draw:text-style-name="P4" draw:layer="layout" svg:x1="15.159cm" svg:y1="12.691cm" svg:x2="20.159cm" svg:y2="12.691cm">
          <text:p/>
        </draw:line>
        <draw:line draw:style-name="gr3" draw:text-style-name="P4" draw:layer="layout" svg:x1="15.159cm" svg:y1="13.691cm" svg:x2="20.159cm" svg:y2="13.691cm">
          <text:p/>
        </draw:line>
        <draw:rect draw:style-name="gr1" draw:text-style-name="P4" draw:layer="layout" svg:width="6.436cm" svg:height="8cm" svg:x="21.923cm" svg:y="19.191cm">
          <text:p/>
        </draw:rect>
        <draw:rect draw:style-name="gr1" draw:text-style-name="P4" draw:layer="layout" svg:width="6cm" svg:height="5cm" svg:x="14.659cm" svg:y="19.191cm">
          <text:p/>
        </draw:rect>
        <draw:frame draw:style-name="gr14" draw:text-style-name="P7" draw:layer="layout" svg:width="6cm" svg:height="4.505cm" svg:x="14.659cm" svg:y="19.291cm">
          <draw:text-box>
            <text:p text:style-name="P2"><text:span text:style-name="T4">OPImmediate</text:span></text:p>
            <text:p text:style-name="P2"><text:span text:style-name="T10"/></text:p>
            <text:p text:style-name="P2"><text:span text:style-name="T9">+OPImmediate(string)</text:span></text:p>
            <text:p text:style-name="P2"><text:span text:style-name="T9">+OPImmediate(int)</text:span></text:p>
            <text:p text:style-name="P2"><text:span text:style-name="T9">+virtual ~OPImmediate()</text:span></text:p>
            <text:p text:style-name="P2"><text:span text:style-name="T9">+virtual string getOp()</text:span></text:p>
            <text:p text:style-name="P2"><text:span text:style-name="T9">+virtual t_OpType getOptype()</text:span></text:p>
            <text:p text:style-name="P2"><text:span text:style-name="T9">+virtual string toString()</text:span></text:p>
            <text:p text:style-name="P2"><text:span text:style-name="T9">+virtual void setOp( string)</text:span></text:p>
            <text:p text:style-name="P2"><text:span text:style-name="T9"/></text:p>
          </draw:text-box>
        </draw:frame>
        <draw:rect draw:style-name="gr1" draw:text-style-name="P4" draw:layer="layout" svg:width="5.5cm" svg:height="5cm" svg:x="1.659cm" svg:y="19.191cm">
          <text:p/>
        </draw:rect>
        <draw:frame draw:style-name="gr15" draw:text-style-name="P7" draw:layer="layout" svg:width="5.5cm" svg:height="4.094cm" svg:x="1.659cm" svg:y="19.391cm">
          <draw:text-box>
            <text:p text:style-name="P2"><text:span text:style-name="T4">OPExpression</text:span></text:p>
            <text:p text:style-name="P2"><text:span text:style-name="T10"/></text:p>
            <text:p text:style-name="P2"><text:span text:style-name="T9">+OPExpression(string)</text:span></text:p>
            <text:p text:style-name="P2"><text:span text:style-name="T9">+virtual ~OPExpression()</text:span></text:p>
            <text:p text:style-name="P2"><text:span text:style-name="T9">+virtual string getOp()</text:span></text:p>
            <text:p text:style-name="P2"><text:span text:style-name="T9">+virtual t_OpType getOptype()</text:span></text:p>
            <text:p text:style-name="P2"><text:span text:style-name="T9">+virtual string toString()</text:span></text:p>
            <text:p text:style-name="P2"><text:span text:style-name="T9">+virtual void setOp( string)</text:span></text:p>
            <text:p text:style-name="P2"><text:span text:style-name="T9"/></text:p>
          </draw:text-box>
        </draw:frame>
        <draw:rect draw:style-name="gr1" draw:text-style-name="P4" draw:layer="layout" svg:width="5.5cm" svg:height="5cm" svg:x="8.159cm" svg:y="19.191cm">
          <text:p/>
        </draw:rect>
        <draw:frame draw:style-name="gr16" draw:text-style-name="P7" draw:layer="layout" svg:width="5.5cm" svg:height="5cm" svg:x="8.159cm" svg:y="19.391cm">
          <draw:text-box>
            <text:p text:style-name="P2"><text:span text:style-name="T4">OPLabel</text:span></text:p>
            <text:p text:style-name="P2"><text:span text:style-name="T10"/></text:p>
            <text:p text:style-name="P2"><text:span text:style-name="T9">+OPLabel(string)</text:span></text:p>
            <text:p text:style-name="P2"><text:span text:style-name="T9">+virtual ~OPLabel()</text:span></text:p>
            <text:p text:style-name="P2"><text:span text:style-name="T9">+virtual string getOp()</text:span></text:p>
            <text:p text:style-name="P2"><text:span text:style-name="T9">+virtual t_OpType getOptype()</text:span></text:p>
            <text:p text:style-name="P2"><text:span text:style-name="T9">+virtual string toString()</text:span></text:p>
            <text:p text:style-name="P2"><text:span text:style-name="T9">+virtual void setOp( string)</text:span></text:p>
            <text:p text:style-name="P2"><text:span text:style-name="T9"/></text:p>
          </draw:text-box>
        </draw:frame>
        <draw:frame draw:style-name="gr17" draw:text-style-name="P7" draw:layer="layout" svg:width="6.5cm" svg:height="7.997cm" svg:x="21.859cm" svg:y="19.291cm">
          <draw:text-box>
            <text:p text:style-name="P2"><text:span text:style-name="T4">OPRegister</text:span></text:p>
            <text:p text:style-name="P2"><text:span text:style-name="T4"/></text:p>
            <text:p text:style-name="P2"><text:span text:style-name="T9">int _reg</text:span></text:p>
            <text:p text:style-name="P2"><text:span text:style-name="T9">t_Src_Dst _type</text:span></text:p>
            <text:p text:style-name="P2"><text:span text:style-name="T9"/></text:p>
            <text:p text:style-name="P2"><text:span text:style-name="T9">+OPRegister(string, t_Src_Ds)</text:span></text:p>
            <text:p text:style-name="P2"><text:span text:style-name="T9">+OPRegister(string, int,t_Src_Ds)</text:span></text:p>
            <text:p text:style-name="P2"><text:span text:style-name="T9">+OPRegister( int ,t_Src_Ds)</text:span></text:p>
            <text:p text:style-name="P2"><text:span text:style-name="T9">+virtual ~OPRegister()</text:span></text:p>
            <text:p text:style-name="P2"><text:span text:style-name="T9">+int getReg()</text:span></text:p>
            <text:p text:style-name="P2"><text:span text:style-name="T9">+void setReg( int)</text:span></text:p>
            <text:p text:style-name="P2"><text:span text:style-name="T9">+virtual string getOp()</text:span></text:p>
            <text:p text:style-name="P2"><text:span text:style-name="T9">+virtual t_OpType getOptype()</text:span></text:p>
            <text:p text:style-name="P2"><text:span text:style-name="T9">+virtual string toString()</text:span></text:p>
            <text:p text:style-name="P2"><text:span text:style-name="T9">+virtual void setOp( string)</text:span></text:p>
            <text:p text:style-name="P2"><text:span text:style-name="T9">+virtual t_Src_Dst getType( )</text:span></text:p>
            <text:p text:style-name="P2"><text:span text:style-name="T9">+void setType(t_Src_Dst )</text:span></text:p>
            <text:p text:style-name="P2"><text:span text:style-name="T9"/></text:p>
          </draw:text-box>
        </draw:frame>
        <draw:line draw:style-name="gr3" draw:text-style-name="P4" draw:layer="layout" svg:x1="21.859cm" svg:y1="21.691cm" svg:x2="28.359cm" svg:y2="21.691cm">
          <text:p/>
        </draw:line>
        <draw:line draw:style-name="gr3" draw:text-style-name="P4" draw:layer="layout" svg:x1="21.923cm" svg:y1="20.191cm" svg:x2="28.359cm" svg:y2="20.191cm">
          <text:p/>
        </draw:line>
        <draw:line draw:style-name="gr3" draw:text-style-name="P4" draw:layer="layout" svg:x1="1.659cm" svg:y1="20.191cm" svg:x2="7.159cm" svg:y2="20.191cm">
          <text:p/>
        </draw:line>
        <draw:line draw:style-name="gr3" draw:text-style-name="P4" draw:layer="layout" svg:x1="8.159cm" svg:y1="20.191cm" svg:x2="13.659cm" svg:y2="20.191cm">
          <text:p/>
        </draw:line>
        <draw:line draw:style-name="gr3" draw:text-style-name="P4" draw:layer="layout" svg:x1="14.659cm" svg:y1="20.191cm" svg:x2="20.659cm" svg:y2="20.191cm">
          <text:p/>
        </draw:line>
        <draw:line draw:style-name="gr11" draw:text-style-name="P4" draw:layer="layout" svg:x1="4.659cm" svg:y1="19.191cm" svg:x2="16.1cm" svg:y2="16.691cm">
          <text:p/>
        </draw:line>
        <draw:line draw:style-name="gr11" draw:text-style-name="P4" draw:layer="layout" svg:x1="11.159cm" svg:y1="19.191cm" svg:x2="17.1cm" svg:y2="16.691cm">
          <text:p/>
        </draw:line>
        <draw:line draw:style-name="gr11" draw:text-style-name="P4" draw:layer="layout" svg:x1="17.859cm" svg:y1="19.191cm" svg:x2="17.859cm" svg:y2="16.691cm">
          <text:p/>
        </draw:line>
        <draw:line draw:style-name="gr11" draw:text-style-name="P4" draw:layer="layout" svg:x1="22.659cm" svg:y1="19.191cm" svg:x2="18.659cm" svg:y2="16.691cm">
          <text:p/>
        </draw:line>
        <draw:custom-shape draw:style-name="gr7" draw:text-style-name="P4" xml:id="id3" draw:id="id3" draw:layer="layout" svg:width="1cm" svg:height="1cm" svg:x="20.959cm" svg:y="9.6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17.659cm" svg:y1="11.441cm" svg:x2="20.959cm" svg:y2="10.191cm" draw:start-shape="id2" draw:start-glue-point="0" draw:end-shape="id3" svg:d="m17659 11441v-1250h3300">
          <text:p/>
        </draw:connector>
        <draw:connector draw:style-name="gr3" draw:text-style-name="P4" draw:layer="layout" draw:line-skew="-0.222cm" svg:x1="14.659cm" svg:y1="5.236cm" svg:x2="14.159cm" svg:y2="5.241cm" draw:start-shape="id4" draw:start-glue-point="3" draw:end-shape="id5" draw:end-glue-point="7" svg:d="m14659 5236h-471v5h-29">
          <text:p/>
        </draw:connector>
        <draw:connector draw:style-name="gr3" draw:text-style-name="P4" draw:layer="layout" svg:x1="12.261cm" svg:y1="2.356cm" svg:x2="10.1cm" svg:y2="2.2cm" draw:end-shape="id6" draw:end-glue-point="4" svg:d="m12261 2356v-657h-2161v501">
          <text:p/>
        </draw:connector>
        <draw:line draw:style-name="gr3" draw:text-style-name="P4" draw:layer="layout" svg:x1="6.118cm" svg:y1="3.691cm" svg:x2="7.118cm" svg:y2="3.691cm">
          <text:p/>
        </draw:line>
        <draw:line draw:style-name="gr3" draw:text-style-name="P4" draw:layer="layout" svg:x1="6.118cm" svg:y1="5.191cm" svg:x2="7.118cm" svg:y2="5.191cm">
          <text:p/>
        </draw:line>
        <draw:line draw:style-name="gr3" draw:text-style-name="P4" draw:layer="layout" svg:x1="8.259cm" svg:y1="11.903cm" svg:x2="13.759cm" svg:y2="11.903cm">
          <text:p/>
        </draw:line>
        <draw:line draw:style-name="gr3" draw:text-style-name="P4" draw:layer="layout" svg:x1="8.262cm" svg:y1="10.491cm" svg:x2="13.762cm" svg:y2="10.4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053cm" fo:margin-left="0.059cm" fo:margin-right="0.99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initial-creator>Emel Hajjem</meta:initial-creator>
    <meta:creation-date>2011-04-18T11:46:10</meta:creation-date>
    <dc:date>2011-06-02T19:41:26</dc:date>
    <dc:language>fr-FR</dc:language>
    <meta:editing-cycles>15</meta:editing-cycles>
    <meta:editing-duration>PT2H41M37S</meta:editing-duration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